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3f9" officeooo:paragraph-rsid="000333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bueno los temas mas resaltante que pude observar en el documento y creo que los importantes uno fue lo que significa patria ya que esto significa estar conectado en diferentes sentidos con la tierra o el lugar donde naciste en este caso seria venezuela sentirse identificado con todas nuestras culturas con nuestra historia ya que nosotros nacimos es nuestra tierra natal me parecio interesante ese concepto otro concepto que me llamo la atencion fue el significado de nacion ya que a una nacion lo conformamos nosotros no solamente porque vivimos y nacimos aquí si no que nos conecta nuestras raices nuestras culturas y costumbre y que todos nos sintamos identificado uno del otro eso lo que hace una nacion no solo un grupo de personas y nada ma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1:05:50.812647379</meta:creation-date>
    <dc:date>2021-01-21T21:16:44.631842129</dc:date>
    <meta:editing-duration>PT53S</meta:editing-duration>
    <meta:editing-cycles>1</meta:editing-cycles>
    <meta:document-statistic meta:table-count="0" meta:image-count="0" meta:object-count="0" meta:page-count="1" meta:paragraph-count="1" meta:word-count="128" meta:character-count="749" meta:non-whitespace-character-count="621"/>
    <meta:generator>LibreOffice/6.4.2.2$Linux_X86_64 LibreOffice_project/40$Build-2</meta:generator>
  </office:meta>
</office:document-meta>
</file>